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cccccc" draw:marker-start-width="0.215cm" draw:marker-end-width="0.215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gr2" style:family="graphic" style:parent-style-name="standard">
      <style:graphic-properties svg:stroke-width="0.01cm" svg:stroke-color="#cccccc" draw:marker-start-width="0.215cm" draw:marker-end-width="0.215cm" draw:fill="none" draw:fill-color="#191919" draw:textarea-horizontal-align="justify" draw:textarea-vertical-align="middle" draw:auto-grow-height="false" fo:padding-top="0.13cm" fo:padding-bottom="0.13cm" fo:padding-left="0.255cm" fo:padding-right="0.255cm"/>
    </style:style>
    <style:style style:name="gr3" style:family="graphic" style:parent-style-name="standard">
      <style:graphic-properties draw:stroke="none" draw:fill="none" draw:fill-color="#191919" draw:auto-grow-width="true" fo:min-height="0.4cm" fo:min-width="5.333cm"/>
    </style:style>
    <style:style style:name="gr4" style:family="graphic" style:parent-style-name="standard">
      <style:graphic-properties draw:stroke="none" draw:fill="none" draw:fill-color="#191919" draw:auto-grow-width="true" fo:min-height="0.4cm" fo:min-width="3.433cm"/>
    </style:style>
    <style:style style:name="gr5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1cm" svg:stroke-color="#cccccc" draw:marker-start-width="0.215cm" draw:marker-end-width="0.215cm" draw:fill="none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text-properties fo:color="#cccccc" fo:font-family="'Clear Sans Thin'" style:font-family-generic="swiss" style:font-pitch="variable" fo:font-size="10pt" fo:font-weight="350" style:font-size-asian="10pt" style:font-weight-asian="250" style:font-size-complex="10pt"/>
    </style:style>
    <style:style style:name="T1" style:family="text">
      <style:text-properties fo:color="#cccccc" fo:font-family="'Clear Sans Thin'" style:font-family-generic="swiss" style:font-pitch="variable" fo:font-size="10pt" fo:font-weight="350" style:font-size-asian="10pt" style:font-weight-asian="250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5.5cm" svg:height="19.5cm" svg:x="2.1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84cm" svg:height="0.84cm" svg:x="11.93cm" svg:y="1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7.068cm" svg:height="0.729cm" svg:x="3.4cm" svg:y="1.187cm">
          <draw:text-box>
            <text:p><text:span text:style-name="T1">TORK - Tokyo Opensource Robotics Kyokai</text:span></text:p>
          </draw:text-box>
        </draw:frame>
        <draw:frame draw:style-name="gr4" draw:text-style-name="P2" draw:layer="layout" svg:width="3.933cm" svg:height="0.729cm" svg:x="22.467cm" svg:y="1.188cm">
          <draw:text-box>
            <text:p><text:span text:style-name="T1">25mm x 25mm – 8 x 5</text:span></text:p>
          </draw:text-box>
        </draw:frame>
        <draw:g>
          <draw:custom-shape draw:style-name="gr5" draw:text-style-name="P1" draw:layer="layout" svg:width="2.5cm" svg:height="2.5cm" svg:x="3.6cm" svg:y="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6.1cm" svg:y="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8.6cm" svg:y="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11.1cm" svg:y="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13.6cm" svg:y="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16.1cm" svg:y="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18.6cm" svg:y="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21.1cm" svg:y="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3.6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6.1cm" svg:y="11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8.6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11.1cm" svg:y="11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13.6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16.1cm" svg:y="11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18.6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21.1cm" svg:y="11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3.6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8.6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13.6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18.6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6.1cm" svg:y="1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11.1cm" svg:y="1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16.1cm" svg:y="1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21.1cm" svg:y="16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23.6cm" svg:y="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23.6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2.5cm" svg:height="2.5cm" svg:x="23.6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1" draw:layer="layout" svg:width="0.84cm" svg:height="0.84cm" svg:x="16.93cm" svg:y="1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cm" svg:height="4.8cm" svg:x="11.35cm" svg:y="-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0.85cm" svg:y1="1.55cm" svg:x2="18.85cm" svg:y2="1.55cm">
          <text:p/>
        </draw:line>
        <draw:line draw:style-name="gr6" draw:text-style-name="P1" draw:layer="layout" svg:x1="12.35cm" svg:y1="3.05cm" svg:x2="12.35cm" svg:y2="0.05cm">
          <text:p/>
        </draw:line>
        <draw:line draw:style-name="gr6" draw:text-style-name="P1" draw:layer="layout" svg:x1="17.35cm" svg:y1="3.05cm" svg:x2="17.35cm" svg:y2="0.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ヒラギノ明朝 ProN W3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75cm" fo:margin-bottom="0.75cm" fo:margin-left="2.1cm" fo:margin-right="2.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3T18:14:23</meta:creation-date>
    <dc:date>2017-03-08T16:37:58</dc:date>
    <meta:editing-duration>PT1H4M33S</meta:editing-duration>
    <meta:editing-cycles>15</meta:editing-cycles>
    <meta:generator>LibreOffice/4.0.5.2$MacOSX_x86 LibreOffice_project/5464147a081647a250913f19c0715bca595af2f</meta:generator>
    <meta:print-date>2015-06-23T18:27:53</meta:print-date>
    <meta:document-statistic meta:object-count="37"/>
  </office:meta>
</office:document-meta>
</file>